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4e0" officeooo:paragraph-rsid="001104e0"/>
    </style:style>
    <style:style style:name="P2" style:family="paragraph" style:parent-style-name="Standard">
      <style:text-properties officeooo:rsid="00118941" officeooo:paragraph-rsid="00118941"/>
    </style:style>
    <style:style style:name="P3" style:family="paragraph" style:parent-style-name="Standard">
      <style:text-properties officeooo:rsid="001104e0" officeooo:paragraph-rsid="001104e0"/>
    </style:style>
    <style:style style:name="P4" style:family="paragraph" style:parent-style-name="Standard">
      <style:text-properties officeooo:rsid="00129385" officeooo:paragraph-rsid="00129385"/>
    </style:style>
    <style:style style:name="P5" style:family="paragraph" style:parent-style-name="Standard">
      <style:text-properties officeooo:rsid="0013c447" officeooo:paragraph-rsid="0013c447"/>
    </style:style>
    <style:style style:name="P6" style:family="paragraph" style:parent-style-name="Standard">
      <style:text-properties officeooo:rsid="0013c447" officeooo:paragraph-rsid="0015165c"/>
    </style:style>
    <style:style style:name="P7" style:family="paragraph" style:parent-style-name="Standard">
      <style:text-properties officeooo:rsid="0015165c" officeooo:paragraph-rsid="0015165c"/>
    </style:style>
    <style:style style:name="P8" style:family="paragraph" style:parent-style-name="Standard">
      <style:text-properties officeooo:rsid="00161ed0" officeooo:paragraph-rsid="00161ed0"/>
    </style:style>
    <style:style style:name="P9" style:family="paragraph" style:parent-style-name="Standard">
      <style:paragraph-properties fo:break-before="page"/>
      <style:text-properties officeooo:rsid="00129385" officeooo:paragraph-rsid="00129385"/>
    </style:style>
    <style:style style:name="P10" style:family="paragraph" style:parent-style-name="Standard">
      <style:paragraph-properties fo:break-before="page"/>
      <style:text-properties officeooo:rsid="0013c447" officeooo:paragraph-rsid="0013c447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c447" officeooo:paragraph-rsid="0013c4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165c"/>
    </style:style>
    <style:style style:name="T3" style:family="text">
      <style:text-properties officeooo:rsid="00161e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hy react rather than Django?</text:p>
      <text:p text:style-name="P1"/>
      <text:p text:style-name="P1">Wy use React.js?</text:p>
      <text:p text:style-name="P1">Fast<text:tab/><text:tab/>: Handle complex updates, yet still quick and responsive</text:p>
      <text:p text:style-name="P1">Modular<text:tab/>: </text:p>
      <text:p text:style-name="P1">Scalable<text:tab/>: </text:p>
      <text:p text:style-name="P1">Flexible<text:tab/>: </text:p>
      <text:p text:style-name="P1">Popular<text:tab/>: A lot of friends will help, and more employable.</text:p>
      <text:p text:style-name="P1"/>
      <text:p text:style-name="P1">Why learn React.js?</text:p>
      <text:p text:style-name="P1">Simplicity<text:tab/><text:tab/>:</text:p>
      <text:p text:style-name="P1">Easy to learn<text:tab/><text:tab/>:</text:p>
      <text:p text:style-name="P1">Native Approach<text:tab/>:</text:p>
      <text:p text:style-name="P1">Data Binding<text:tab/><text:tab/>: Can directly transfer data from parent to child, but with only one way</text:p>
      <text:p text:style-name="P1">Performance<text:tab/><text:tab/>:</text:p>
      <text:p text:style-name="P1">Testability<text:tab/><text:tab/>:</text:p>
      <text:p text:style-name="P1"/>
      <text:p text:style-name="P1">When is good time to use react.js?</text:p>
      <text:p text:style-name="P1"/>
      <text:p text:style-name="P1"/>
      <text:p text:style-name="P1">Prevent render many unnecesary data in one page.</text:p>
      <text:p text:style-name="P1"/>
      <text:p text:style-name="P2"/>
      <text:p text:style-name="P1">JSX (Java Script X[Extended])</text:p>
      <text:p text:style-name="P1">Component</text:p>
      <text:p text:style-name="P1">Component Interaction</text:p>
      <text:p text:style-name="P1"/>
      <text:p text:style-name="P1"/>
      <text:p text:style-name="P1"/>
      <text:p text:style-name="P9">Local statement: Refactor ke Global Statement</text:p>
      <text:p text:style-name="P4">1. Premature Optimization : Overkill</text:p>
      <text:p text:style-name="P4">2. Menyimpan container untuk</text:p>
      <text:p text:style-name="P4"/>
      <text:p text:style-name="P4">Unistore : Small (cuma 65byte)– Familiar (Pakai Redux)– Useful (Fungsinya sama, cara penggunaannya berbeda)– Portable (Bisa dipanggil di banyak komponen) – Fuctional (mirip redux)</text:p>
      <text:p text:style-name="P4"/>
      <text:p text:style-name="P4">&lt;A/&gt;</text:p>
      <text:p text:style-name="P4"><text:tab/>&lt;B/&gt;</text:p>
      <text:p text:style-name="P4"><text:tab/><text:tab/>&lt;C/&gt; <text:s/></text:p>
      <text:p text:style-name="P4"/>
      <text:p text:style-name="P4">Untuk ke C, harus pakai Props A di komponen B, yang mempunyai child C.</text:p>
      <text:p text:style-name="P4"/>
      <text:p text:style-name="P4">Tidak perlu diturunkan satu satu, ada syntax (kalau untuk C saja, diimport saja langsung [direct import] )</text:p>
      <text:p text:style-name="P4"/>
      <text:p text:style-name="P4"/>
      <text:p text:style-name="P4"><text:span text:style-name="T1">Initiate state </text:span>di dalam store.js</text:p>
      <text:p text:style-name="P4"/>
      <text:p text:style-name="P4">import createStore from ‘unistore’</text:p>
      <text:p text:style-name="P4"/>
      <text:p text:style-name="P4">let store = createStore (</text:p>
      <text:p text:style-name="P4">{ title:’’, content:’’, page”:1},</text:p>
      <text:p text:style-name="P4">{ title:’’, content:’’, page”:2},</text:p>
      <text:p text:style-name="P4">{ title:’’, content:’’, page”:3}</text:p>
      <text:p text:style-name="P4">)</text:p>
      <text:p text:style-name="P4"><text:tab/></text:p>
      <text:p text:style-name="P4">Bisa pakai string, number, object</text:p>
      <text:p text:style-name="P4"/>
      <text:p text:style-name="P5">Initiate actions di dalam store.js</text:p>
      <text:p text:style-name="P5"/>
      <text:p text:style-name="P5">import …</text:p>
      <text:p text:style-name="P5"/>
      <text:p text:style-name="P5">let actions = store =&gt; ({</text:p>
      <text:p text:style-name="P5">changeTitle ( newTitle) {</text:p>
      <text:p text:style-name="P5"><text:tab/>return { title: newTitle}</text:p>
      <text:p text:style-name="P5"><text:tab/>},</text:p>
      <text:p text:style-name="P5">nextPage ( state) {</text:p>
      <text:p text:style-name="P5"><text:tab/>return {page : state.page +1 }</text:p>
      <text:p text:style-name="P5"><text:tab/>}, </text:p>
      <text:p text:style-name="P5">incrementPage(state) {</text:p>
      <text:p text:style-name="P5"><text:tab/>store.setState({page : state.page + 1})</text:p>
      <text:p text:style-name="P5"><text:tab/>}</text:p>
      <text:p text:style-name="P5">});</text:p>
      <text:p text:style-name="P5">* setState tidak boleh pakai function</text:p>
      <text:p text:style-name="P5">bisa pakai axios</text:p>
      <text:p text:style-name="P10">implementation : Connect them to component</text:p>
      <text:p text:style-name="P5"/>
      <text:p text:style-name="P5">import connect , actions from ….</text:p>
      <text:p text:style-name="P5"><text:s/>(connect.js ← betul ini file.nya?)</text:p>
      <text:p text:style-name="P6"><text:s/>(<text:span text:style-name="T2">action</text:span>.js ← betul ini file.nya?)</text:p>
      <text:p text:style-name="P6"/>
      <text:p text:style-name="P5">const App = connect ([‘title,’page’],actions)(</text:p>
      <text:p text:style-name="P5">({title,page,nextPage}) =&gt; (</text:p>
      <text:p text:style-name="P5"><text:tab/>&lt;div&gt;</text:p>
      <text:p text:style-name="P5"><text:tab/>&lt;p&gt; <text:s/>Title : {title} &lt;/p&gt;</text:p>
      <text:p text:style-name="P5"><text:tab/>&lt;p&gt; <text:s/>Page : {page} &lt;/p&gt;</text:p>
      <text:p text:style-name="P5"><text:tab/>&lt;button onclick = {nextPage}&gt; Next Page &lt;/button&gt;</text:p>
      <text:p text:style-name="P5"><text:tab/>&lt;/div&gt;</text:p>
      <text:p text:style-name="P5">))</text:p>
      <text:p text:style-name="P11"/>
      <text:p text:style-name="P7">import {store} from store.js</text:p>
      <text:p text:style-name="P7"/>
      <text:p text:style-name="P7">&lt; Provider store = {store}&gt;</text:p>
      <text:p text:style-name="P7"><text:tab/>&lt;browser&gt;</text:p>
      <text:p text:style-name="P7"><text:tab/>&lt;/browser&gt;</text:p>
      <text:p text:style-name="P7">&lt;/provider&gt;</text:p>
      <text:p text:style-name="P7"/>
      <text:p text:style-name="P7">*tidak prlu menurunkan satu2 dari atas ke bawah, dan tidak harus bertahap, tetapi bisa turun langsung k komponen tertentu. </text:p>
      <text:p text:style-name="P7"/>
      <text:p text:style-name="P7">Index.js ditambahi </text:p>
      <text:p text:style-name="P7">import {Provider } from “unistore/react”;</text:p>
      <text:p text:style-name="P7">&lt; Provider store = {store}&gt;</text:p>
      <text:p text:style-name="P7"><text:tab/>&lt;browser&gt;</text:p>
      <text:p text:style-name="P7"><text:tab/>&lt;/browser&gt;</text:p>
      <text:p text:style-name="P7">&lt;/provider&gt;</text:p>
      <text:p text:style-name="P7"/>
      <text:p text:style-name="P7">di Profile.js</text:p>
      <text:p text:style-name="P7"/>
      <text:p text:style-name="P7">{connect} from “unistore/react</text:p>
      <text:p text:style-name="P7">{actions} <text:span text:style-name="T3">from “../store”</text:span></text:p>
      <text:p text:style-name="P7"/>
      <text:p text:style-name="P8">import React from “react”;</text:p>
      <text:p text:style-name="P8">const NotMatch = props =&gt; {</text:p>
      <text:p text:style-name="P8">const pathname = window.location.pathname ; </text:p>
      <text:p text:style-name="P8"/>
      <text:p text:style-name="P8">return (</text:p>
      <text:p text:style-name="P8">&lt;section&gt;</text:p>
      <text:p text:style-name="P8">&lt;h4&gt; Not Found &lt;/h4&gt;</text:p>
      <text:p text:style-name="P8">&lt;p&gt;</text:p>
      <text:p text:style-name="P8">page : &lt;b&gt; {pathname} &lt;/b&gt; you are looking isn’t found. Perhaps beneath your desk?<text:bookmark text:name="docs-internal-guid-f443bfd1-7fff-2933-5fe7-c3b60fd1ae99"/></text:p>
      <text:p text:style-name="P8">&lt;/p&gt;</text:p>
      <text:p text:style-name="P8">&lt;/secti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22:07.576756724</meta:creation-date>
    <meta:editing-duration>PT9M25S</meta:editing-duration>
    <meta:editing-cycles>2</meta:editing-cycles>
    <meta:generator>LibreOffice/6.0.7.3$Linux_X86_64 LibreOffice_project/00m0$Build-3</meta:generator>
    <dc:date>2019-03-13T10:02:52.235141958</dc:date>
    <meta:document-statistic meta:table-count="0" meta:image-count="0" meta:object-count="0" meta:page-count="3" meta:paragraph-count="89" meta:word-count="387" meta:character-count="2480" meta:non-whitespace-character-count="2141"/>
  </office:meta>
</office:document-meta>
</file>